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981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4.13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Footer">
      <style:paragraph-properties fo:margin-left="0cm" fo:margin-right="0.635cm" fo:text-align="justify" style:justify-single-word="false" fo:text-indent="0cm" style:auto-text-indent="false"/>
      <style:text-properties style:font-name="Arial" fo:font-size="8pt" fo:language="es" fo:country="MX" style:font-size-asian="8pt" style:font-name-complex="Arial" style:font-size-complex="8pt"/>
    </style:style>
    <style:style style:name="P7" style:family="paragraph" style:parent-style-name="norita">
      <style:paragraph-properties fo:margin-left="0cm" fo:margin-right="-0.397cm" fo:text-indent="0cm" style:auto-text-indent="false"/>
    </style:style>
    <style:style style:name="P8" style:family="paragraph" style:parent-style-name="norita">
      <style:paragraph-properties fo:margin-left="0cm" fo:margin-right="-0.397cm" fo:text-align="center" style:justify-single-word="false" fo:text-indent="0cm" style:auto-text-indent="false"/>
    </style:style>
    <style:style style:name="P9" style:family="paragraph" style:parent-style-name="norita">
      <style:paragraph-properties fo:margin-left="0cm" fo:margin-right="-0.397cm" fo:text-indent="0cm" style:auto-text-indent="false"/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left="0cm" fo:margin-right="0.025cm" fo:text-align="center" style:justify-single-word="false" fo:text-indent="0cm" style:auto-text-indent="false"/>
    </style:style>
    <style:style style:name="P11" style:family="paragraph" style:parent-style-name="Standard">
      <style:paragraph-properties fo:margin-left="-0.026cm" fo:margin-right="0cm" fo:text-align="justify" style:justify-single-word="false" fo:text-indent="0.926cm" style:auto-text-indent="false"/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left="-0.026cm" fo:margin-right="0cm" fo:text-align="justify" style:justify-single-word="false" fo:text-indent="0.926cm" style:auto-text-indent="false"/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margin-left="6.853cm" fo:margin-right="0cm" fo:text-align="justify" style:justify-single-word="false" fo:text-indent="-6.853cm" style:auto-text-indent="false">
        <style:tab-stops/>
      </style:paragraph-properties>
    </style:style>
    <style:style style:name="P14" style:family="paragraph" style:parent-style-name="norita">
      <style:paragraph-properties fo:margin-left="3.969cm" fo:margin-right="-0.397cm" fo:text-align="justify" style:justify-single-word="false" fo:text-indent="-3.969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style:font-name="Nimbus Roman No9 L"/>
    </style:style>
    <style:style style:name="P16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style:font-name="Nimbus Roman No9 L"/>
    </style:style>
    <style:style style:name="P17" style:family="paragraph" style:parent-style-name="Standard">
      <style:paragraph-properties fo:margin-left="0cm" fo:margin-right="0cm" fo:text-align="justify" style:justify-single-word="false" fo:text-indent="1.005cm" style:auto-text-indent="false"/>
      <style:text-properties style:font-name="Nimbus Roman No9 L"/>
    </style:style>
    <style:style style:name="P18" style:family="paragraph" style:parent-style-name="Footer">
      <style:paragraph-properties fo:margin-left="0cm" fo:margin-right="0.635cm" fo:text-align="start" style:justify-single-word="false" fo:text-indent="0cm" style:auto-text-indent="false"/>
      <style:text-properties style:font-name="Arial" fo:font-size="8pt" fo:font-style="italic" style:font-size-asian="8pt" style:font-style-asian="italic" style:font-name-complex="Arial" style:font-size-complex="9pt"/>
    </style:style>
    <style:style style:name="P19" style:family="paragraph" style:parent-style-name="Footer">
      <style:paragraph-properties fo:margin-left="0cm" fo:margin-right="0.635cm" fo:text-align="start" style:justify-single-word="false" fo:text-indent="0cm" style:auto-text-indent="false"/>
      <style:text-properties fo:font-size="8pt" fo:font-style="italic" style:font-size-asian="8pt" style:font-style-asian="italic" style:font-name-complex="Arial" style:font-size-complex="9pt"/>
    </style:style>
    <style:style style:name="P20" style:family="paragraph" style:parent-style-name="Header" style:master-page-name="Standard">
      <style:paragraph-properties fo:margin-left="0cm" fo:margin-right="-0.397cm" fo:text-indent="0cm" style:auto-text-indent="false" style:page-number="auto"/>
    </style:style>
    <style:style style:name="P21" style:family="paragraph" style:parent-style-name="norita">
      <style:paragraph-properties fo:margin-left="0cm" fo:margin-right="-0.397cm" fo:text-indent="0cm" style:auto-text-indent="false"/>
    </style:style>
    <style:style style:name="T1" style:family="text">
      <style:text-properties fo:language="es" fo:country="MX"/>
    </style:style>
    <style:style style:name="T2" style:family="text">
      <style:text-properties style:font-name="Arial"/>
    </style:style>
    <style:style style:name="T3" style:family="text"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style:font-name="Times New Roman" style:text-underline-style="none" fo:font-weight="normal" style:font-weight-asian="normal" style:font-name-complex="Times New Roman" style:font-weight-complex="normal"/>
    </style:style>
    <style:style style:name="T5" style:family="text">
      <style:text-properties style:font-name-asian="Times New Roman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8">ORDENANZA N° 2655-CM-15 </text:p>
      <text:p text:style-name="P7"/>
      <text:p text:style-name="P13">DESCRIPCIÓN SINTÉTICA:<text:span text:style-name="T4"> </text:span>RECONOCIMIENTO JURISDICCIÓN Y <text:s/>OTORGAMIENTO PERSONERÍA <text:s/>JURÍDICA MUNICIPAL  JUNTA VECINAL ALTO DE PINAR DEL SOL MODIFICAR <text:s/>ORDENANZA 2546­-CM­-14.</text:p>
      <text:p text:style-name="P7"/>
      <text:p text:style-name="P7"/>
      <text:p text:style-name="P7">ANTECEDENTES</text:p>
      <text:p text:style-name="P7"/>
      <text:p text:style-name="P11">Nota de fecha 6 de noviembre de 2014, 236-4-14 remitida por el vecino de Alto Pinar del Sol, solicitando asesoramiento con el objeto de conformar una nueva junta vecinal.</text:p>
      <text:p text:style-name="P11"/>
      <text:p text:style-name="P11">Nota de fecha 24 de febrero de 2015, 646-I-15 remitida por el vecino del Alto Pinar del Sol solicitando pronto despacho a su solicitud. </text:p>
      <text:p text:style-name="P11"/>
      <text:p text:style-name="P11">Nota de fecha 27 de febrero de 2015, 095-DGJV-15 solicitando modificaciones en la documentación presentada. </text:p>
      <text:p text:style-name="P11"/>
      <text:p text:style-name="P11">Nota de fecha 3 de marzo de 2015, 043-4-15 remitida por el vecino del Alto de Pinar del Sol, solicitando asesoramiento. </text:p>
      <text:p text:style-name="P11"/>
      <text:p text:style-name="P11">Nota de fecha 6 de abril de 2015, 065-4-15 remitida por el vecino del Alto Pinar del Sol. </text:p>
      <text:p text:style-name="P11"/>
      <text:p text:style-name="P11">Nota de fecha 9 de abril de 2015, 117-DGJV-15 remitida a Dirección de Catastro Municipal referente Plano Urbanístico. </text:p>
      <text:p text:style-name="P12"/>
      <text:p text:style-name="P11">Nota de fecha 13 de mayo de 2015, 088-4-15 remitida por el vecino del Alto Pinar del Sol, solicitando Asamblea General Extraordinaria, con el objeto de conformar la nueva junta vecinal.</text:p>
      <text:p text:style-name="P11"/>
      <text:p text:style-name="P11">Nota de fecha 26 de mayo de 2015, 099-4-15 adjuntando la documentación de la nueva junta vecinal. </text:p>
      <text:p text:style-name="P11"/>
      <text:p text:style-name="P11">Acta y registro de asistencia de fecha 19 de mayo de 2015 de la asamblea conformando la junta vecinal.</text:p>
      <text:p text:style-name="P11"/>
      <text:p text:style-name="P11">Acta constitutiva informando la comisión <text:s/>directiva y comisión revisora de cuentas provisorias.</text:p>
      <text:p text:style-name="P11"/>
      <text:p text:style-name="P11">Estatuto de la junta vecinal.</text:p>
      <text:p text:style-name="P11"/>
      <text:p text:style-name="P11"><text:soft-page-break/>Listado de propietarios.</text:p>
      <text:p text:style-name="P11"/>
      <text:p text:style-name="P11">Plano de Jurisdicción de la junta vecinal. </text:p>
      <text:p text:style-name="P11"/>
      <text:p text:style-name="P11">Ley Nacional 26209 que establece el régimen de Catastro.</text:p>
      <text:p text:style-name="P11"/>
      <text:p text:style-name="P11">Artículo 240º de la Constitución Provincial (1988).</text:p>
      <text:p text:style-name="P11"/>
      <text:p text:style-name="P11">Leyes provinciales 3483 y 662 que establecen el régimen catastral de la<text:span text:style-name="T5"> </text:span>Provincia.</text:p>
      <text:p text:style-name="P11"/>
      <text:p text:style-name="P11">Artículo 165º de la Carta Orgánica Municipal (2007).</text:p>
      <text:p text:style-name="P11"/>
      <text:p text:style-name="P16">Ordenanza 194­-C-­86: reglamenta el funcionamiento y elección de las juntas vecinales y fue modificada por la Ordenanza 427-­CM-­94, que <text:s/>establece el mecanismo de adecuación de los estatutos sociales.</text:p>
      <text:p text:style-name="P15"/>
      <text:p text:style-name="P17">Ordenanza 419-­CM-­94: Régimen Reordenamiento Administrativo y Desarrollo Territorial y Social para San Carlos de Bariloche, a través del artículo 11º que crea las delegaciones municipales.</text:p>
      <text:p text:style-name="P15"/>
      <text:p text:style-name="P15">Ordenanza 2546­-CM­-14: De consolidación de reconocimiento, personería y jurisdicción de juntas vecinales de San Carlos de Bariloche.</text:p>
      <text:p text:style-name="P11"/>
      <text:p text:style-name="P7">FUNDAMENTOS</text:p>
      <text:p text:style-name="P7"/>
      <text:p text:style-name="P11">Teniendo en cuenta la necesidad de darle a los vecinos del Barrio Alto de Pinar del Sol, un ámbito legal y jurisdiccional donde puedan desarrollarse como comuninidad, con los beneficios que gozan las juntas vecinales encuadradas dentro de la Ordenanza 194-C-86 <text:s/>se entiende que la solicitud de los vecinos es legítima. </text:p>
      <text:p text:style-name="P11"/>
      <text:p text:style-name="P11">Los vecinos nucleados en la Comisión Directiva y Comisión Revisora de Cuentas Provisoria funcionan organizadamente, actuando como verdadera junta vecinal, tomando las decisiones en ssambleas de vecinos y respetando los principios de la Carta Orgánica Municipal, Ordenanza 194-C-86 y su modificatoria Ordenanza 427-CM-97, en cuanto a que la asamblea es el organismo máximo de gobierno de la junta vecinal.</text:p>
      <text:p text:style-name="P7"/>
      <text:p text:style-name="P7"/>
      <text:p text:style-name="P7">AUTORA: <text:span text:style-name="T3">Intendenta Municipal, Lic. María Eugenia Martini.</text:span></text:p>
      <text:p text:style-name="P9"/>
      <text:p text:style-name="P14">COLABORADORES: <text:span text:style-name="T3">Secretario de Gobierno, Lic. Daniel Natapof y Dirección General de Juntas Vecinales y Secretario de Desarrollo Estratégico, Mg. Horacio Fidel Fernández.</text:span></text:p>
      <text:p text:style-name="P7"/>
      <text:p text:style-name="P7"/>
      <text:p text:style-name="P7"/>
      <text:p text:style-name="P7"><text:soft-page-break/></text:p>
      <text:p text:style-name="P8">El proyecto original Nº 845/15, con las modificaciones introducidas, fue aprobado en la sesión del día 17 de septiembre de 2015, según consta en el Acta Nº 1040/15. Por ello, en ejercicio de las atribuciones que le otorga el Art. 38 de la Carta Orgánica Municipal,</text:p>
      <text:p text:style-name="P7"/>
      <text:p text:style-name="P8">EL CONCEJO MUNICIPAL DE SAN CARLOS DE BARILOCHE</text:p>
      <text:p text:style-name="P8">SANCIONA CON CARÁCTER DE </text:p>
      <text:p text:style-name="P8"/>
      <text:p text:style-name="P8">ORDENANZA</text:p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Art. <text:s/>1°) </text:p>
          </table:table-cell>
          <table:table-cell table:style-name="Tabla1.A1" office:value-type="string">
            <text:p text:style-name="P4">Se incorpora como anexo I de la Ordenanza 2546-CM-14, el artículo 102 que quedará redactado de la siguiente forma:</text:p>
            <text:p text:style-name="P4"/>
            <text:p text:style-name="P4">“Art. 102) Se reconoce como Junta Vecinal Alto de Pinar del Sol, con Personería  <text:s/>Jurídica N° 2655-­CM­-15, localizada en la Delegación El Cóndor y cuya <text:s/>jurisdicción incluye a los siguientes inmuebles: 19-3-A-002-02D, 19-­3-­A­380, 381, 382, 383, 384 y 385, siendo de destacar que la parcela 19-­3-­A-­380-­01 está <text:s/>afectada a Espacio Verde y la parcela 19­-3-­A-­380-­02 está <text:s/>afectada a Reserva Fiscal en su totalidad”.</text:p>
            <text:p text:style-name="P4"/>
          </table:table-cell>
        </table:table-row>
        <table:table-row table:style-name="Tabla1.1">
          <table:table-cell table:style-name="Tabla1.A1" office:value-type="string">
            <text:p text:style-name="P7">Art. <text:s/>2°)</text:p>
          </table:table-cell>
          <table:table-cell table:style-name="Tabla1.A1" office:value-type="string">
            <text:p text:style-name="P4">La Dirección de Juntas Vecinales procederá a inscribir la presente Ordenanza en el registro respectivo y a actualizar las base de datos a correspondientes al Anexo IV de la Ordenanza 2546-­CM­-14. </text:p>
            <text:p text:style-name="P4"/>
          </table:table-cell>
        </table:table-row>
        <table:table-row table:style-name="Tabla1.1">
          <table:table-cell table:style-name="Tabla1.A1" office:value-type="string">
            <text:p text:style-name="P7">Art. <text:s/>3º)</text:p>
          </table:table-cell>
          <table:table-cell table:style-name="Tabla1.A1" office:value-type="string">
            <text:p text:style-name="P4">Encomendar al Departamento de Digesto e Informática Legislativa actualizar el texto del Anexo I de la Ordenanza 2546­-CM-­14.</text:p>
            <text:p text:style-name="P4"/>
          </table:table-cell>
        </table:table-row>
        <table:table-row table:style-name="Tabla1.1">
          <table:table-cell table:style-name="Tabla1.A1" office:value-type="string">
            <text:p text:style-name="P7">Art. <text:s/>4º)</text:p>
          </table:table-cell>
          <table:table-cell table:style-name="Tabla1.A1" office:value-type="string">
            <text:p text:style-name="P4">Comuníquese. Publíquese en el Boletín Oficial. Tómese razón. Cumplido, archívese.</text:p>
          </table:table-cell>
        </table:table-row>
      </table:table>
      <text:p text:style-name="P7"/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1pt" style:font-size-asian="11pt" style:font-name-complex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/>
      <style:text-properties style:use-window-font-color="true" style:font-name="Nimbus Roman No9 L1" fo:font-size="12pt" fo:language="es" fo:country="AR" style:font-name-asian="Droid Sans Fallback1" style:font-size-asian="12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Fuente_20_de_20_párrafo_20_predeter." style:display-name="Fuente de párrafo predeter." style:family="text"/>
    <style:style style:name="Texto_20_sin_20_formato_20_Car" style:display-name="Texto sin formato Car" style:family="text" style:parent-style-name="Fuente_20_de_20_párrafo_20_predeter.">
      <style:text-properties style:font-name="Courier New" fo:language="es" fo:country="ES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02cm" fo:break-before="page" table:align="left" style:writing-mode="lr-tb"/>
    </style:style>
    <style:style style:name="Tabla3.A" style:family="table-column">
      <style:table-column-properties style:column-width="5.98cm"/>
    </style:style>
    <style:style style:name="Tabla3.B" style:family="table-column">
      <style:table-column-properties style:column-width="4.895cm"/>
    </style:style>
    <style:style style:name="Tabla3.C" style:family="table-column">
      <style:table-column-properties style:column-width="5.145cm"/>
    </style:style>
    <style:style style:name="Tabla3.1" style:family="table-row">
      <style:table-row-properties style:min-row-height="3.295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a2" style:family="table">
      <style:table-properties style:width="15.849cm" table:align="left" style:writing-mode="lr-tb"/>
    </style:style>
    <style:style style:name="Tabla2.A" style:family="table-column">
      <style:table-column-properties style:column-width="6.565cm"/>
    </style:style>
    <style:style style:name="Tabla2.B" style:family="table-column">
      <style:table-column-properties style:column-width="9.28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ext_20_body">
      <style:paragraph-properties fo:margin-top="0cm" fo:margin-bottom="0cm"/>
    </style:style>
    <style:style style:name="MP5" style:family="paragraph" style:parent-style-name="Footer">
      <style:paragraph-properties fo:margin-left="0cm" fo:margin-right="0.635cm" fo:text-align="justify" style:justify-single-word="false" fo:text-indent="0cm" style:auto-text-indent="false"/>
      <style:text-properties style:font-name="Arial" fo:font-size="8pt" fo:language="es" fo:country="MX" style:font-size-asian="8pt" style:font-name-complex="Arial" style:font-size-complex="8pt"/>
    </style:style>
    <style:style style:name="MP6" style:family="paragraph" style:parent-style-name="Footer">
      <style:paragraph-properties fo:margin-left="0cm" fo:margin-right="0.635cm" fo:text-align="start" style:justify-single-word="false" fo:text-indent="0cm" style:auto-text-indent="false"/>
      <style:text-properties style:font-name="Arial" fo:font-size="8pt" fo:font-style="italic" style:font-size-asian="8pt" style:font-style-asian="italic" style:font-name-complex="Arial" style:font-size-complex="9pt"/>
    </style:style>
    <style:style style:name="MP7" style:family="paragraph" style:parent-style-name="Footer">
      <style:paragraph-properties fo:margin-left="0cm" fo:margin-right="0.635cm" fo:text-align="start" style:justify-single-word="false" fo:text-indent="0cm" style:auto-text-indent="false"/>
      <style:text-properties fo:font-size="8pt" fo:font-style="italic" style:font-size-asian="8pt" style:font-style-asian="italic" style:font-name-complex="Arial" style:font-size-complex="9pt"/>
    </style:style>
    <style:style style:name="MT1" style:family="text">
      <style:text-properties fo:language="es" fo:country="MX"/>
    </style:style>
    <style:style style:name="MT2" style:family="text">
      <style:text-properties style:font-name="Arial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51cm" fo:margin-bottom="5.001cm" fo:margin-left="3cm" fo:margin-right="3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1.067cm" fo:margin-left="0cm" fo:margin-right="0cm" fo:margin-top="0.968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3cm" fo:margin-bottom="6.068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DCLE</text:p>
            </table:table-cell>
            <table:table-cell table:style-name="Tabla3.A1" office:value-type="string">
              <text:p text:style-name="MP1">ORDENANZA </text:p>
            </table:table-cell>
            <table:table-cell table:style-name="Tabla3.C1" office:value-type="string">
              <text:p text:style-name="MP2"/>
              <text:p text:style-name="Standard"><draw:frame draw:style-name="Mfr1" draw:name="gráficos1" text:anchor-type="char" svg:y="-0.146cm" svg:width="4.374cm" svg:height="1.346cm" draw:z-index="2"><draw:image xlink:href="Pictures/10000000000000F1000000587432C3F9.jpg" xlink:type="simple" xlink:show="embed" xlink:actuate="onLoad"/></draw:frame></text:p>
              <text:p text:style-name="Standard"/>
              <text:p text:style-name="Standard"/>
              <text:p text:style-name="MP3"/>
              <text:p text:style-name="MP3">Donar órganos, tejidos y sangre, es donar vida <text:span text:style-name="MT1">(Ordenanza 1421-CM-2004)</text:span></text:p>
            </table:table-cell>
          </table:table-row>
        </table:table>
        <text:p text:style-name="Standard"/>
      </style:header>
      <style:footer>
        <text:p text:style-name="MP4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5">CMSCB.DCLE.RE.20 - Rev.00</text:p>
              <text:p text:style-name="MP5">Fecha: 12/11/14</text:p>
            </table:table-cell>
            <table:table-cell table:style-name="Tabla2.A1" office:value-type="string">
              <text:p text:style-name="MP6">La impresión de este documento es copia no controlada.</text:p>
              <text:p text:style-name="MP7"><text:span text:style-name="MT2">Día de impresión </text:span><text:date style:data-style-name="N108" text:date-value="2015-09-23T14:26:24">23/09/2015 14:26</text:dat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10-04-05T21:29:00</meta:creation-date>
    <dc:creator>Nora Ski... </dc:creator>
    <dc:date>2015-09-23T14:26:24</dc:date>
    <meta:print-date>2015-09-23T14:24:51</meta:print-date>
    <meta:editing-cycles>5</meta:editing-cycles>
    <meta:editing-duration>PT4M</meta:editing-duration>
    <meta:generator>LibreOffice/3.5$Linux_x86 LibreOffice_project/350m1$Build-2</meta:generator>
    <meta:printed-by>Nora Ski... </meta:printed-by>
    <meta:document-statistic meta:table-count="3" meta:image-count="1" meta:object-count="0" meta:page-count="3" meta:paragraph-count="48" meta:word-count="780" meta:character-count="4778" meta:non-whitespace-character-count="4069"/>
    <meta:user-defined meta:name="Información 1"/>
    <meta:user-defined meta:name="Información 2"/>
    <meta:user-defined meta:name="Información 3"/>
    <meta:user-defined meta:name="Información 4"/>
  </office:meta>
</office:document-meta>
</file>